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11cm" svg:height="1.848cm" svg:x="5.63cm" svg:y="5.1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1cm" svg:height="1.848cm" svg:x="8.537cm" svg:y="6.9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391cm" svg:y1="6.525cm" svg:x2="8.922cm" svg:y2="7.308cm" draw:end-shape="id1" draw:end-glue-point="5" svg:d="m7391 6525 1531 783">
          <text:p/>
        </draw:connector>
        <draw:custom-shape draw:style-name="gr1" draw:text-style-name="P1" draw:layer="layout" svg:width="2.21cm" svg:height="1.848cm" svg:x="11.758cm" svg:y="5.3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1cm" svg:height="1.848cm" svg:x="15.234cm" svg:y="5.3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272cm" svg:y1="7.957cm" svg:x2="12.107cm" svg:y2="6.79cm" draw:start-shape="id2" draw:start-glue-point="11" draw:end-shape="id3" draw:end-glue-point="6" svg:d="m10272 7957 1835-1167">
          <text:p/>
        </draw:connector>
        <draw:connector draw:style-name="gr2" draw:text-style-name="P1" draw:layer="layout" draw:type="line" svg:x1="13.696cm" svg:y1="5.88cm" svg:x2="15.514cm" svg:y2="5.881cm" draw:start-shape="id4" draw:start-glue-point="10" draw:end-shape="id5" draw:end-glue-point="6" svg:d="m13696 5880 1818 1">
          <text:p/>
        </draw:connector>
        <draw:custom-shape draw:style-name="gr3" draw:text-style-name="P1" xml:id="id4" draw:id="id4" draw:layer="layout" svg:width="0.566cm" svg:height="0.483cm" svg:x="13.13cm" svg:y="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567cm" svg:height="0.482cm" svg:x="12.107cm" svg:y="6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566cm" svg:height="0.483cm" svg:x="15.514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567cm" svg:height="0.483cm" svg:x="8.839cm" svg:y="7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66cm" svg:height="0.483cm" svg:x="6.848cm" svg:y="6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87cm" svg:height="0.878cm" svg:x="8.942cm" svg:y="5.891cm">
          <draw:text-box>
            <text:p><text:span text:style-name="T1">Link</text:span></text:p>
          </draw:text-box>
        </draw:frame>
        <draw:frame draw:style-name="gr5" draw:text-style-name="P2" draw:layer="layout" svg:width="3.85cm" svg:height="1.008cm" svg:x="5.44cm" svg:y="3.866cm">
          <draw:text-box>
            <text:p><text:span text:style-name="T1">Interface F</text:span></text:p>
          </draw:text-box>
        </draw:frame>
        <draw:frame draw:style-name="gr4" draw:text-style-name="P2" draw:layer="layout" svg:width="3.883cm" svg:height="0.878cm" svg:x="11.184cm" svg:y="3.927cm">
          <draw:text-box>
            <text:p><text:span text:style-name="T1">Interface G</text:span></text:p>
          </draw:text-box>
        </draw:frame>
        <draw:frame draw:style-name="gr4" draw:text-style-name="P2" draw:layer="layout" svg:width="4.853cm" svg:height="0.878cm" svg:x="14.932cm" svg:y="0.828cm">
          <draw:text-box>
            <text:p><text:span text:style-name="T1">Application C</text:span></text:p>
          </draw:text-box>
        </draw:frame>
        <draw:custom-shape draw:style-name="gr1" draw:text-style-name="P1" draw:layer="layout" svg:width="2.211cm" svg:height="1.848cm" svg:x="2.179cm" svg:y="5.3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566cm" svg:height="0.483cm" svg:x="3.497cm" svg:y="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63cm" svg:y1="6.616cm" svg:x2="5.797cm" svg:y2="6.316cm" draw:start-shape="id6" draw:start-glue-point="10" draw:end-shape="id7" draw:end-glue-point="6" svg:d="m4063 6616 1734-300">
          <text:p/>
        </draw:connector>
        <draw:frame draw:style-name="gr6" draw:text-style-name="P2" draw:layer="layout" svg:width="2.679cm" svg:height="0.878cm" svg:x="2.074cm" svg:y="7.766cm">
          <draw:text-box>
            <text:p><text:span text:style-name="T1">Node A</text:span></text:p>
          </draw:text-box>
        </draw:frame>
        <draw:custom-shape draw:style-name="gr3" draw:text-style-name="P1" xml:id="id7" draw:id="id7" draw:layer="layout" svg:width="0.566cm" svg:height="0.483cm" svg:x="5.797cm" svg:y="6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1cm" svg:height="1.848cm" svg:x="15.783cm" svg:y="2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.66cm" svg:height="0.878cm" svg:x="15.374cm" svg:y="7.766cm">
          <draw:text-box>
            <text:p><text:span text:style-name="T1">Node B</text:span></text:p>
          </draw:text-box>
        </draw:frame>
        <draw:custom-shape draw:style-name="gr3" draw:text-style-name="P1" xml:id="id9" draw:id="id9" draw:layer="layout" svg:width="0.566cm" svg:height="0.483cm" svg:x="16.563cm" svg:y="5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566cm" svg:height="0.483cm" svg:x="17.112cm" svg:y="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95cm" svg:y1="3.72cm" svg:x2="16.846cm" svg:y2="5.688cm" draw:start-shape="id8" draw:start-glue-point="8" draw:end-shape="id9" draw:end-glue-point="4" svg:d="m17395 3720-549 1968">
          <text:p/>
        </draw:connector>
        <draw:custom-shape draw:style-name="gr3" draw:text-style-name="P1" xml:id="id2" draw:id="id2" draw:layer="layout" svg:width="0.567cm" svg:height="0.483cm" svg:x="9.788cm" svg:y="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853cm" svg:height="0.878cm" svg:x="0.733cm" svg:y="0.729cm">
          <draw:text-box>
            <text:p><text:span text:style-name="T1">Application S</text:span></text:p>
          </draw:text-box>
        </draw:frame>
        <draw:custom-shape draw:style-name="gr1" draw:text-style-name="P1" draw:layer="layout" svg:width="2.21cm" svg:height="1.848cm" svg:x="1.384cm" svg:y="2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0.566cm" svg:height="0.483cm" svg:x="2.464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566cm" svg:height="0.483cm" svg:x="1.813cm" svg:y="3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096cm" svg:y1="3.621cm" svg:x2="2.747cm" svg:y2="5.689cm" draw:start-shape="id10" draw:start-glue-point="8" draw:end-shape="id11" draw:end-glue-point="4" svg:d="m2096 3621 651 2068">
          <text:p/>
        </draw:connector>
        <draw:custom-shape draw:style-name="gr1" draw:text-style-name="P1" draw:layer="layout" svg:width="2.21cm" svg:height="1.848cm" svg:x="15.784cm" svg:y="2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0.566cm" svg:height="0.483cm" svg:x="16.564cm" svg:y="5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566cm" svg:height="0.483cm" svg:x="17.113cm" svg:y="3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96cm" svg:y1="3.721cm" svg:x2="16.847cm" svg:y2="5.689cm" draw:start-shape="id12" draw:start-glue-point="8" draw:end-shape="id13" draw:end-glue-point="4" svg:d="m17396 3721-549 1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1-06T17:20:40</dc:date>
    <dc:creator>alina </dc:creator>
    <meta:editing-duration>PT27S</meta:editing-duration>
    <meta:editing-cycles>2</meta:editing-cycles>
    <meta:generator>LibreOffice/3.5$Linux_X86_64 LibreOffice_project/350m1$Build-2</meta:generator>
    <meta:document-statistic meta:object-count="36"/>
  </office:meta>
</office:document-meta>
</file>